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D000000FC0E43DAB39C683B7A1.jpg" manifest:media-type="image/jpeg"/>
  <manifest:file-entry manifest:full-path="Pictures/1000000000000BD000000FC0517DCD3A34CADDA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0df9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TH9898_<text:span text:style-name="T1">HW2_</text:span>Chenyu_Zhao</text:p>
      <text:p text:style-name="P1"/>
      <text:p text:style-name="P1"><draw:frame draw:style-name="fr1" draw:name="Image1" text:anchor-type="paragraph" svg:width="6.1571in" svg:height="8.2091in" draw:z-index="0"><draw:image xlink:href="Pictures/1000000000000BD000000FC0517DCD3A34CADDA5.jpg" xlink:type="simple" xlink:show="embed" xlink:actuate="onLoad" loext:mime-type="image/jpeg"/></draw:frame></text:p>
      <text:p text:style-name="P1"/>
      <text:p text:style-name="P1"><draw:frame draw:style-name="fr2" draw:name="Image2" text:anchor-type="paragraph" svg:x="0.3654in" svg:y="0.6189in" svg:width="6.3992in" svg:height="8.5327in" draw:z-index="1"><draw:image xlink:href="Pictures/1000000000000BD000000FC0E43DAB39C683B7A1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0:50:54.738802322</meta:creation-date>
    <dc:date>2019-02-13T10:52:45.666452892</dc:date>
    <meta:editing-duration>PT11S</meta:editing-duration>
    <meta:editing-cycles>1</meta:editing-cycles>
    <meta:document-statistic meta:table-count="0" meta:image-count="2" meta:object-count="0" meta:page-count="2" meta:paragraph-count="1" meta:word-count="1" meta:character-count="23" meta:non-whitespace-character-count="23"/>
    <meta:generator>LibreOffice/6.1.4.2$Linux_X86_64 LibreOffice_project/10$Build-2</meta:generator>
  </office:meta>
</office:document-meta>
</file>